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5F930000741F0000522319E16E994593A4BC.svg" manifest:media-type="image/svg+xml"/>
  <manifest:file-entry manifest:full-path="Pictures/1000A3C50000741F00005223724C23D5CC287387.svg" manifest:media-type="image/svg+xml"/>
  <manifest:file-entry manifest:full-path="Pictures/10000201000003490000025324C8618A5B4EE4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9cm, 18.136cm, 11.453cm, 7.67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92cm, 7.691cm, 11.399cm, 18.09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918cm" svg:height="2.782cm" svg:x="1.787cm" svg:y="4.163cm">
          <draw:image xlink:href="Pictures/10015F930000741F0000522319E16E994593A4BC.svg" xlink:type="simple" xlink:show="embed" xlink:actuate="onLoad" draw:mime-type="image/svg+xml">
            <text:p/>
          </draw:image>
          <draw:image xlink:href="Pictures/10015F930000741F0000522319E16E994593A4BC.svg" xlink:type="simple" xlink:show="embed" xlink:actuate="onLoad" draw:mime-type="image/svg+xml"/>
          <svg:title>SVG Picture created as mcu_board-B_Cu.svg date 2021/12/23 21:39:02 </svg:title>
          <svg:desc>Picture generated by PCBNEW </svg:desc>
        </draw:frame>
        <draw:frame draw:style-name="gr2" draw:text-style-name="P1" draw:layer="layout" svg:width="3.94cm" svg:height="2.834cm" svg:x="1.657cm" svg:y="12.726cm">
          <draw:image xlink:href="Pictures/1000A3C50000741F00005223724C23D5CC287387.svg" xlink:type="simple" xlink:show="embed" xlink:actuate="onLoad" draw:mime-type="image/svg+xml">
            <text:p/>
          </draw:image>
          <draw:image xlink:href="Pictures/10000201000003490000025324C8618A5B4EE412.png" xlink:type="simple" xlink:show="embed" xlink:actuate="onLoad" draw:mime-type="image/png"/>
          <svg:title>SVG Picture created as mcu_board-F_Cu.svg date 2021/12/23 21:39:16 </svg:title>
          <svg:desc>Picture generated by PCBNEW </svg:desc>
        </draw:frame>
        <draw:frame draw:style-name="gr1" draw:text-style-name="P1" draw:layer="layout" svg:width="3.918cm" svg:height="2.782cm" svg:x="8.587cm" svg:y="4.164cm">
          <draw:image xlink:href="Pictures/10015F930000741F0000522319E16E994593A4BC.svg" xlink:type="simple" xlink:show="embed" xlink:actuate="onLoad" draw:mime-type="image/svg+xml">
            <text:p/>
          </draw:image>
          <draw:image xlink:href="Pictures/10015F930000741F0000522319E16E994593A4BC.svg" xlink:type="simple" xlink:show="embed" xlink:actuate="onLoad" draw:mime-type="image/svg+xml"/>
          <svg:title>SVG Picture created as mcu_board-B_Cu.svg date 2021/12/23 21:39:02 </svg:title>
          <svg:desc>Picture generated by PCBNEW </svg:desc>
        </draw:frame>
        <draw:frame draw:style-name="gr2" draw:text-style-name="P1" draw:layer="layout" svg:width="3.94cm" svg:height="2.834cm" svg:x="8.457cm" svg:y="12.727cm">
          <draw:image xlink:href="Pictures/1000A3C50000741F00005223724C23D5CC287387.svg" xlink:type="simple" xlink:show="embed" xlink:actuate="onLoad" draw:mime-type="image/svg+xml">
            <text:p/>
          </draw:image>
          <draw:image xlink:href="Pictures/10000201000003490000025324C8618A5B4EE412.png" xlink:type="simple" xlink:show="embed" xlink:actuate="onLoad" draw:mime-type="image/png"/>
          <svg:title>SVG Picture created as mcu_board-F_Cu.svg date 2021/12/23 21:39:16 </svg:title>
          <svg:desc>Picture generated by PCBNEW </svg:desc>
        </draw:frame>
        <draw:frame draw:style-name="gr1" draw:text-style-name="P1" draw:layer="layout" svg:width="3.918cm" svg:height="2.782cm" svg:x="15.887cm" svg:y="4.164cm">
          <draw:image xlink:href="Pictures/10015F930000741F0000522319E16E994593A4BC.svg" xlink:type="simple" xlink:show="embed" xlink:actuate="onLoad" draw:mime-type="image/svg+xml">
            <text:p/>
          </draw:image>
          <draw:image xlink:href="Pictures/10015F930000741F0000522319E16E994593A4BC.svg" xlink:type="simple" xlink:show="embed" xlink:actuate="onLoad" draw:mime-type="image/svg+xml"/>
          <svg:title>SVG Picture created as mcu_board-B_Cu.svg date 2021/12/23 21:39:02 </svg:title>
          <svg:desc>Picture generated by PCBNEW </svg:desc>
        </draw:frame>
        <draw:frame draw:style-name="gr2" draw:text-style-name="P1" draw:layer="layout" svg:width="3.94cm" svg:height="2.834cm" svg:x="15.757cm" svg:y="12.727cm">
          <draw:image xlink:href="Pictures/1000A3C50000741F00005223724C23D5CC287387.svg" xlink:type="simple" xlink:show="embed" xlink:actuate="onLoad" draw:mime-type="image/svg+xml">
            <text:p/>
          </draw:image>
          <draw:image xlink:href="Pictures/10000201000003490000025324C8618A5B4EE412.png" xlink:type="simple" xlink:show="embed" xlink:actuate="onLoad" draw:mime-type="image/png"/>
          <svg:title>SVG Picture created as mcu_board-F_Cu.svg date 2021/12/23 21:39:16 </svg:title>
          <svg:desc>Picture generated by PCBNEW </svg:desc>
        </draw:frame>
        <draw:frame draw:style-name="gr1" draw:text-style-name="P1" draw:layer="layout" svg:width="3.918cm" svg:height="2.782cm" svg:x="22.987cm" svg:y="4.164cm">
          <draw:image xlink:href="Pictures/10015F930000741F0000522319E16E994593A4BC.svg" xlink:type="simple" xlink:show="embed" xlink:actuate="onLoad" draw:mime-type="image/svg+xml">
            <text:p/>
          </draw:image>
          <draw:image xlink:href="Pictures/10015F930000741F0000522319E16E994593A4BC.svg" xlink:type="simple" xlink:show="embed" xlink:actuate="onLoad" draw:mime-type="image/svg+xml"/>
          <svg:title>SVG Picture created as mcu_board-B_Cu.svg date 2021/12/23 21:39:02 </svg:title>
          <svg:desc>Picture generated by PCBNEW </svg:desc>
        </draw:frame>
        <draw:frame draw:style-name="gr2" draw:text-style-name="P1" draw:layer="layout" svg:width="3.94cm" svg:height="2.834cm" svg:x="22.857cm" svg:y="12.727cm">
          <draw:image xlink:href="Pictures/1000A3C50000741F00005223724C23D5CC287387.svg" xlink:type="simple" xlink:show="embed" xlink:actuate="onLoad" draw:mime-type="image/svg+xml">
            <text:p/>
          </draw:image>
          <draw:image xlink:href="Pictures/10000201000003490000025324C8618A5B4EE412.png" xlink:type="simple" xlink:show="embed" xlink:actuate="onLoad" draw:mime-type="image/png"/>
          <svg:title>SVG Picture created as mcu_board-F_Cu.svg date 2021/12/23 21:39:16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1T22:08:00.648000000</meta:creation-date>
    <meta:print-date>2021-12-23T22:02:58.422000000</meta:print-date>
    <dc:date>2021-12-23T21:57:54.185000000</dc:date>
    <meta:editing-duration>PT2H17M57S</meta:editing-duration>
    <meta:editing-cycles>2</meta:editing-cycles>
    <meta:generator>LibreOffice/7.1.2.2$Windows_X86_64 LibreOffice_project/8a45595d069ef5570103caea1b71cc9d82b2aae4</meta:generator>
    <meta:document-statistic meta:object-count="8"/>
  </office:meta>
</office:document-meta>
</file>